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457" officeooo:paragraph-rsid="00029457"/>
    </style:style>
    <style:style style:name="P2" style:family="paragraph" style:parent-style-name="Standard">
      <style:paragraph-properties fo:text-align="start" style:justify-single-word="false"/>
      <style:text-properties officeooo:rsid="00182adb" officeooo:paragraph-rsid="00029457"/>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82adb" officeooo:paragraph-rsid="00029457"/>
    </style:style>
    <style:style style:name="P4" style:family="paragraph" style:parent-style-name="Standard">
      <style:text-properties style:text-underline-style="solid" style:text-underline-width="auto" style:text-underline-color="font-color" officeooo:rsid="00029457" officeooo:paragraph-rsid="00029457"/>
    </style:style>
    <style:style style:name="P5" style:family="paragraph" style:parent-style-name="Standard">
      <style:text-properties style:text-underline-style="solid" style:text-underline-width="auto" style:text-underline-color="font-color" officeooo:rsid="00049477" officeooo:paragraph-rsid="00049477"/>
    </style:style>
    <style:style style:name="P6" style:family="paragraph" style:parent-style-name="Standard">
      <style:text-properties fo:font-size="14pt" style:text-underline-style="solid" style:text-underline-width="auto" style:text-underline-color="font-color" fo:font-weight="bold" officeooo:rsid="00029457" officeooo:paragraph-rsid="00029457" style:font-size-asian="14pt" style:font-weight-asian="bold" style:font-size-complex="14pt" style:font-weight-complex="bold"/>
    </style:style>
    <style:style style:name="P7" style:family="paragraph" style:parent-style-name="Standard">
      <style:text-properties officeooo:rsid="00044c20" officeooo:paragraph-rsid="00044c20"/>
    </style:style>
    <style:style style:name="P8" style:family="paragraph" style:parent-style-name="Standard">
      <style:paragraph-properties fo:text-align="start" style:justify-single-word="false"/>
      <style:text-properties officeooo:rsid="000649d4" officeooo:paragraph-rsid="000649d4"/>
    </style:style>
    <style:style style:name="P9" style:family="paragraph" style:parent-style-name="Standard" style:list-style-name="L1">
      <style:text-properties officeooo:rsid="00029457" officeooo:paragraph-rsid="00029457"/>
    </style:style>
    <style:style style:name="P10" style:family="paragraph" style:parent-style-name="Standard" style:list-style-name="L2">
      <style:text-properties officeooo:rsid="00039c72" officeooo:paragraph-rsid="00039c72"/>
    </style:style>
    <style:style style:name="P11" style:family="paragraph" style:parent-style-name="Standard" style:list-style-name="L3">
      <style:text-properties officeooo:paragraph-rsid="00044c20"/>
    </style:style>
    <style:style style:name="P12" style:family="paragraph" style:parent-style-name="Standard" style:list-style-name="L3">
      <style:text-properties fo:color="#000000" style:text-underline-style="none" officeooo:rsid="00044c20" officeooo:paragraph-rsid="00044c20"/>
    </style:style>
    <style:style style:name="P13" style:family="paragraph" style:parent-style-name="Standard" style:list-style-name="L3">
      <style:text-properties fo:color="#000000" style:text-underline-style="none" officeooo:rsid="000751f3" officeooo:paragraph-rsid="000751f3"/>
    </style:style>
    <style:style style:name="P14" style:family="paragraph" style:parent-style-name="Standard" style:list-style-name="L4">
      <style:text-properties officeooo:rsid="00044c20" officeooo:paragraph-rsid="00044c20"/>
    </style:style>
    <style:style style:name="P15" style:family="paragraph" style:parent-style-name="Standard" style:list-style-name="L5">
      <style:text-properties officeooo:rsid="00049477" officeooo:paragraph-rsid="00049477"/>
    </style:style>
    <style:style style:name="T1" style:family="text">
      <style:text-properties officeooo:rsid="0022f5ba"/>
    </style:style>
    <style:style style:name="T2" style:family="text">
      <style:text-properties officeooo:rsid="00226b7c"/>
    </style:style>
    <style:style style:name="T3" style:family="text">
      <style:text-properties officeooo:rsid="00044c20"/>
    </style:style>
    <style:style style:name="T4" style:family="text">
      <style:text-properties fo:color="#000000" style:text-underline-style="none"/>
    </style:style>
    <style:style style:name="T5" style:family="text">
      <style:text-properties fo:color="#000000" style:text-underline-style="none" officeooo:rsid="00044c20"/>
    </style:style>
    <style:style style:name="T6" style:family="text">
      <style:text-properties officeooo:rsid="00047724"/>
    </style:style>
    <style:style style:name="T7" style:family="text">
      <style:text-properties officeooo:rsid="0006dab0"/>
    </style:style>
    <style:style style:name="T8" style:family="text">
      <style:text-properties officeooo:rsid="000751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eedback Session from 05/04/2018 about interim presentation and report</text:p>
      <text:p text:style-name="P1"/>
      <text:p text:style-name="P3">General Information</text:p>
      <text:p text:style-name="P2">Student: Pia Erbrath (2300869)</text:p>
      <text:p text:style-name="P2">Company: codecentric AG</text:p>
      <text:p text:style-name="P2">Company Coach: Ni<text:span text:style-name="T2">k</text:span>o Blättermann <text:span text:style-name="T7">(not present)</text:span></text:p>
      <text:p text:style-name="P8">Substitute: Christian Böhmel</text:p>
      <text:p text:style-name="P2">University Coach: Ferd van Odenhoven</text:p>
      <text:p text:style-name="P2">Examinator: <text:span text:style-name="T1">C. Holz</text:span></text:p>
      <text:p text:style-name="P2">External Domain Expert: <text:span text:style-name="T1">H. Schuren</text:span></text:p>
      <text:p text:style-name="P1"/>
      <text:p text:style-name="P1"/>
      <text:p text:style-name="P4">Research:</text:p>
      <text:list xml:id="list2562153655027538258" text:style-name="L1">
        <text:list-item>
          <text:p text:style-name="P9">Add in the criteria section, that they are defined by the customer</text:p>
        </text:list-item>
        <text:list-item>
          <text:p text:style-name="P9">Some calculation errors in the Comparison, that my influence the result</text:p>
        </text:list-item>
        <text:list-item>
          <text:p text:style-name="P9">Add information in the <text:span text:style-name="T6">section </text:span>result paragraph advanced electronic signature, that only the hash (digital fingerprint of a document) is encrypted and added to the document meta data</text:p>
        </text:list-item>
      </text:list>
      <text:p text:style-name="P1"/>
      <text:p text:style-name="P4">Report:</text:p>
      <text:list xml:id="list3468636211684184648" text:style-name="L2">
        <text:list-item>
          <text:p text:style-name="P10">General:</text:p>
          <text:list>
            <text:list-item>
              <text:p text:style-name="P10">German grammar mostly</text:p>
            </text:list-item>
            <text:list-item>
              <text:p text:style-name="P10">Not the best choice of word/ unclear formulation, so that text not always understandable <text:s/></text:p>
            </text:list-item>
          </text:list>
        </text:list-item>
        <text:list-item>
          <text:p text:style-name="P10">Project Management:</text:p>
          <text:list>
            <text:list-item>
              <text:p text:style-name="P10">Deliverables not detailed described, before on other sections are more details</text:p>
            </text:list-item>
            <text:list-item>
              <text:p text:style-name="P10">Mention that the quality management is agreed with the customer, that should also be done in other sections of the report </text:p>
            </text:list-item>
          </text:list>
        </text:list-item>
        <text:list-item>
          <text:p text:style-name="P10">Requirements:</text:p>
          <text:list>
            <text:list-item>
              <text:p text:style-name="P10">Unclear what aims means. How are they refer to the requirements. Suggestion: rename it to targets</text:p>
            </text:list-item>
            <text:list-item>
              <text:p text:style-name="P10">For a better visibility and understanding a table should be used with the columns: Aim, associated requirement and how important (must, nice to have,...)</text:p>
            </text:list-item>
          </text:list>
        </text:list-item>
        <text:list-item>
          <text:p text:style-name="P10">Diagrams:</text:p>
          <text:list>
            <text:list-item>
              <text:p text:style-name="P10">important diagrams should be inserted in the text, the rest in the appendix</text:p>
            </text:list-item>
          </text:list>
        </text:list-item>
        <text:list-item>
          <text:p text:style-name="P10">Other:</text:p>
          <text:list>
            <text:list-item>
              <text:p text:style-name="P10">clear usage of terminologies like quote (also in diagrams), for example use quote to describe document and functionality of ERP</text:p>
            </text:list-item>
            <text:list-item>
              <text:p text:style-name="P10">for the next version adding of software architecture components like UML, use cases, etc. to show what was done</text:p>
            </text:list-item>
          </text:list>
        </text:list-item>
      </text:list>
      <text:p text:style-name="P1"/>
      <text:p text:style-name="P4">Presentation:</text:p>
      <text:list xml:id="list1193911253875437533" text:style-name="L3">
        <text:list-item>
          <text:p text:style-name="P11"><text:span text:style-name="T3">Speak to all, not just to the examiner. This leads to more <text:s/></text:span><text:span text:style-name="T5">p</text:span><text:a xlink:type="simple" xlink:href="https://www.dict.cc/englisch-deutsch/professionalism.html" text:style-name="Internet_20_link" text:visited-style-name="Visited_20_Internet_20_Link"><text:span text:style-name="T4">rofessionalism</text:span></text:a></text:p>
        </text:list-item>
        <text:list-item>
          <text:p text:style-name="P12">more details on the slides, specific for the electronic signature, not only catchwords</text:p>
        </text:list-item>
        <text:list-item>
          <text:p text:style-name="P12">usage of images and examples to make topics better understandable and <text:span text:style-name="T8">recognizable</text:span></text:p>
        </text:list-item>
        <text:list-item>
          <text:p text:style-name="P13">Actual topics, which are not inside the report could be added to the presentation</text:p>
        </text:list-item>
      </text:list>
      <text:p text:style-name="P1"/>
      <text:p text:style-name="P4">Placement of project:</text:p>
      <text:list xml:id="list1424163782446961025" text:style-name="L4">
        <text:list-item>
          <text:p text:style-name="P14">Analysis of Business Processes</text:p>
        </text:list-item>
        <text:list-item>
          <text:p text:style-name="P14">Design of Software or Design of a new Workflow/processes</text:p>
        </text:list-item>
        <text:list-item>
          <text:p text:style-name="P14">Implementation of the Software or Implementation of the workflow/process</text:p>
        </text:list-item>
      </text:list>
      <text:p text:style-name="P7"/>
      <text:p text:style-name="P5"><text:soft-page-break/>Other aspects:</text:p>
      <text:list xml:id="list6587432829593905405" text:style-name="L5">
        <text:list-item>
          <text:p text:style-name="P15">In the case there is no implementation possible an early information should happen so that there could be found an alternative</text:p>
        </text:list-item>
        <text:list-item>
          <text:p text:style-name="P15">If the time planning gets more worse (due to the fact of illness and the changing of the customer in the first two weeks) as soon as possible an information to all <text:span text:style-name="T8">people who will grade me</text:span>, so that the duration of the bachelor thesis could be expan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2:58:30.761451947</meta:creation-date>
    <dc:date>2018-04-06T09:11:22.124017145</dc:date>
    <meta:editing-duration>PT23M37S</meta:editing-duration>
    <meta:editing-cycles>7</meta:editing-cycles>
    <meta:generator>LibreOffice/5.1.6.2$Linux_X86_64 LibreOffice_project/10m0$Build-2</meta:generator>
    <meta:document-statistic meta:table-count="0" meta:image-count="0" meta:object-count="0" meta:page-count="2" meta:paragraph-count="40" meta:word-count="415" meta:character-count="2500" meta:non-whitespace-character-count="2146"/>
  </office:meta>
</office:document-meta>
</file>